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40000046AF99C038E361E7677.png" manifest:media-type="image/png"/>
  <manifest:file-entry manifest:full-path="Pictures/10000201000005D80000057CC1FCFBAE4E5EE346.png" manifest:media-type="image/png"/>
  <manifest:file-entry manifest:full-path="Pictures/10000201000005CC0000050E687D0E606299A0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as-char" svg:width="6.9252in" svg:height="6.0382in" draw:z-index="0"><draw:image xlink:href="Pictures/10000201000005CC0000050E687D0E606299A059.png" xlink:type="simple" xlink:show="embed" xlink:actuate="onLoad" loext:mime-type="image/png"/></draw:frame></text:p>
      <text:p text:style-name="Standard"><text:soft-page-break/><draw:frame draw:style-name="fr2" draw:name="Image2" text:anchor-type="as-char" svg:width="6.9252in" svg:height="6.4984in" draw:z-index="1"><draw:image xlink:href="Pictures/10000201000005D80000057CC1FCFBAE4E5EE346.png" xlink:type="simple" xlink:show="embed" xlink:actuate="onLoad" loext:mime-type="image/png"/></draw:frame></text:p>
      <text:p text:style-name="Standard"><draw:frame draw:style-name="fr1" draw:name="Image3" text:anchor-type="char" svg:width="6.9252in" svg:height="5.2445in" draw:z-index="2"><draw:image xlink:href="Pictures/10000201000005D40000046AF99C038E361E767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7T22:41:31.468314363</meta:creation-date>
    <dc:date>2023-04-17T22:44:34.287800843</dc:date>
    <meta:editing-duration>PT3M3S</meta:editing-duration>
    <meta:editing-cycles>1</meta:editing-cycles>
    <meta:document-statistic meta:table-count="0" meta:image-count="3" meta:object-count="0" meta:page-count="3" meta:paragraph-count="2" meta:word-count="0" meta:character-count="0" meta:non-whitespace-character-count="0"/>
    <meta:generator>LibreOffice/6.4.7.2$Linux_X86_64 LibreOffice_project/40$Build-2</meta:generator>
  </office:meta>
</office:document-meta>
</file>